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ad649a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6fb544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98cc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draw:stroke-dash="Dashed_20__28_var_29__20_41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41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opacity="100%" draw:textarea-horizontal-align="left" draw:auto-grow-height="true" draw:auto-grow-width="false" fo:min-height="0.169cm" fo:min-width="0.162cm" draw:shadow="hidden" draw:shadow-offset-x="0.3cm" draw:shadow-offset-y="0.3cm" draw:shadow-color="#808080" draw:shadow-opacity="100%"/>
    </style:style>
    <style:style style:name="P1" style:family="paragraph">
      <loext:graphic-properties draw:fill="solid" draw:fill-color="#ad649a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6fb54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438cm" svg:height="0.438cm" svg:x="10.108cm" svg:y="15.138cm">
            <text:p/>
          </draw:rect>
          <draw:rect draw:style-name="gr1" draw:text-style-name="P1" draw:layer="layout" svg:width="0.44cm" svg:height="0.438cm" svg:x="11.859cm" svg:y="14.699cm">
            <text:p/>
          </draw:rect>
          <draw:rect draw:style-name="gr2" draw:text-style-name="P2" draw:layer="layout" svg:width="0.438cm" svg:height="0.44cm" svg:x="10.983cm" svg:y="14.26cm">
            <text:p/>
          </draw:rect>
          <draw:rect draw:style-name="gr2" draw:text-style-name="P2" draw:layer="layout" svg:width="0.438cm" svg:height="0.438cm" svg:x="10.108cm" svg:y="13.824cm">
            <text:p/>
          </draw:rect>
          <draw:rect draw:style-name="gr2" draw:text-style-name="P2" draw:layer="layout" svg:width="0.436cm" svg:height="0.436cm" svg:x="12.297cm" svg:y="16.452cm">
            <text:p/>
          </draw:rect>
          <draw:rect draw:style-name="gr3" draw:text-style-name="P3" draw:layer="layout" svg:width="0.438cm" svg:height="0.44cm" svg:x="9.233cm" svg:y="14.26cm">
            <text:p/>
          </draw:rect>
          <draw:rect draw:style-name="gr3" draw:text-style-name="P3" draw:layer="layout" svg:width="0.436cm" svg:height="0.44cm" svg:x="12.297cm" svg:y="14.26cm">
            <text:p/>
          </draw:rect>
          <draw:rect draw:style-name="gr3" draw:text-style-name="P3" draw:layer="layout" svg:width="0.438cm" svg:height="0.438cm" svg:x="9.233cm" svg:y="16.013cm">
            <text:p/>
          </draw:rect>
          <draw:rect draw:style-name="gr3" draw:text-style-name="P3" draw:layer="layout" svg:width="0.44cm" svg:height="0.438cm" svg:x="10.545cm" svg:y="16.013cm">
            <text:p/>
          </draw:rect>
          <draw:rect draw:style-name="gr1" draw:text-style-name="P1" draw:layer="layout" svg:width="0.44cm" svg:height="0.438cm" svg:x="11.42cm" svg:y="15.138cm">
            <text:p/>
          </draw:rect>
          <draw:line draw:style-name="gr4" draw:text-style-name="P4" draw:layer="layout" svg:x1="12.733cm" svg:y1="13.822cm" svg:x2="9.233cm" svg:y2="13.822cm">
            <text:p/>
          </draw:line>
          <draw:line draw:style-name="gr4" draw:text-style-name="P4" draw:layer="layout" svg:x1="12.733cm" svg:y1="14.256cm" svg:x2="9.233cm" svg:y2="14.256cm">
            <text:p/>
          </draw:line>
          <draw:line draw:style-name="gr4" draw:text-style-name="P4" draw:layer="layout" svg:x1="12.733cm" svg:y1="14.697cm" svg:x2="9.233cm" svg:y2="14.697cm">
            <text:p/>
          </draw:line>
          <draw:line draw:style-name="gr4" draw:text-style-name="P4" draw:layer="layout" svg:x1="12.733cm" svg:y1="15.138cm" svg:x2="9.233cm" svg:y2="15.138cm">
            <text:p/>
          </draw:line>
          <draw:line draw:style-name="gr4" draw:text-style-name="P4" draw:layer="layout" svg:x1="12.733cm" svg:y1="15.57cm" svg:x2="9.233cm" svg:y2="15.57cm">
            <text:p/>
          </draw:line>
          <draw:line draw:style-name="gr4" draw:text-style-name="P4" draw:layer="layout" svg:x1="12.733cm" svg:y1="16.011cm" svg:x2="9.233cm" svg:y2="16.011cm">
            <text:p/>
          </draw:line>
          <draw:line draw:style-name="gr4" draw:text-style-name="P4" draw:layer="layout" svg:x1="12.733cm" svg:y1="16.452cm" svg:x2="9.233cm" svg:y2="16.452cm">
            <text:p/>
          </draw:line>
          <draw:line draw:style-name="gr4" draw:text-style-name="P4" draw:layer="layout" svg:x1="12.733cm" svg:y1="16.886cm" svg:x2="9.233cm" svg:y2="16.886cm">
            <text:p/>
          </draw:line>
          <draw:line draw:style-name="gr4" draw:text-style-name="P4" draw:layer="layout" svg:x1="12.733cm" svg:y1="13.386cm" svg:x2="9.233cm" svg:y2="13.386cm">
            <text:p/>
          </draw:line>
          <draw:line draw:style-name="gr4" draw:text-style-name="P4" draw:layer="layout" svg:x1="12.297cm" svg:y1="16.886cm" svg:x2="12.297cm" svg:y2="13.386cm">
            <text:p/>
          </draw:line>
          <draw:line draw:style-name="gr4" draw:text-style-name="P4" draw:layer="layout" svg:x1="11.859cm" svg:y1="16.886cm" svg:x2="11.859cm" svg:y2="13.386cm">
            <text:p/>
          </draw:line>
          <draw:line draw:style-name="gr4" draw:text-style-name="P4" draw:layer="layout" svg:x1="11.42cm" svg:y1="16.886cm" svg:x2="11.42cm" svg:y2="13.386cm">
            <text:p/>
          </draw:line>
          <draw:line draw:style-name="gr4" draw:text-style-name="P4" draw:layer="layout" svg:x1="10.983cm" svg:y1="16.886cm" svg:x2="10.983cm" svg:y2="13.386cm">
            <text:p/>
          </draw:line>
          <draw:line draw:style-name="gr4" draw:text-style-name="P4" draw:layer="layout" svg:x1="10.545cm" svg:y1="16.886cm" svg:x2="10.545cm" svg:y2="13.386cm">
            <text:p/>
          </draw:line>
          <draw:line draw:style-name="gr4" draw:text-style-name="P4" draw:layer="layout" svg:x1="10.108cm" svg:y1="16.886cm" svg:x2="10.108cm" svg:y2="13.386cm">
            <text:p/>
          </draw:line>
          <draw:line draw:style-name="gr4" draw:text-style-name="P4" draw:layer="layout" svg:x1="9.67cm" svg:y1="16.886cm" svg:x2="9.67cm" svg:y2="13.386cm">
            <text:p/>
          </draw:line>
          <draw:line draw:style-name="gr4" draw:text-style-name="P4" draw:layer="layout" svg:x1="9.233cm" svg:y1="16.886cm" svg:x2="9.233cm" svg:y2="13.386cm">
            <text:p/>
          </draw:line>
          <draw:line draw:style-name="gr4" draw:text-style-name="P4" draw:layer="layout" svg:x1="12.733cm" svg:y1="16.886cm" svg:x2="12.733cm" svg:y2="13.386cm">
            <text:p/>
          </draw:line>
          <draw:g>
            <draw:line draw:style-name="gr5" draw:text-style-name="P5" draw:layer="layout" svg:x1="10.882cm" svg:y1="15.032cm" svg:x2="11.083cm" svg:y2="15.233cm">
              <text:p/>
            </draw:line>
            <draw:line draw:style-name="gr6" draw:text-style-name="P5" draw:layer="layout" svg:x1="10.882cm" svg:y1="15.233cm" svg:x2="11.083cm" svg:y2="15.032cm">
              <text:p/>
            </draw:line>
          </draw:g>
          <draw:frame draw:style-name="gr7" draw:text-style-name="P7" draw:layer="layout" svg:width="0.355cm" svg:height="0.662cm" svg:x="10.978cm" svg:y="14.615cm">
            <draw:text-box>
              <text:p text:style-name="P6"><text:span text:style-name="T1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61" draw:display-name="Dashed (var) 4161" draw:style="rect" draw:dots1="1" draw:dots1-length="0.006cm" draw:dots2="1" draw:dots2-length="0.006cm" draw:distance="0.006cm"/>
    <draw:stroke-dash draw:name="Dashed_20__28_var_29__20_4162" draw:display-name="Dashed (var) 4162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08:59.807435165</meta:creation-date>
    <dc:date>2018-04-17T14:09:38.540574703</dc:date>
    <meta:editing-duration>PT39S</meta:editing-duration>
    <meta:editing-cycles>1</meta:editing-cycles>
    <meta:document-statistic meta:object-count="33"/>
    <meta:generator>LibreOffice/6.0.0.3$MacOSX_X86_64 LibreOffice_project/64a0f66915f38c6217de274f0aa8e15618924765</meta:generator>
  </office:meta>
</office:document-meta>
</file>